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b5f1f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Text_20_body">
      <style:paragraph-properties fo:padding="0in" fo:border="none"/>
    </style:style>
    <style:style style:name="P5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6" style:family="paragraph" style:parent-style-name="Text_20_body" style:list-style-name="L1">
      <style:paragraph-properties fo:padding="0in" fo:border="none"/>
    </style:style>
    <style:style style:name="P7" style:family="paragraph" style:parent-style-name="Text_20_body">
      <style:paragraph-properties fo:margin-top="0in" fo:margin-bottom="0.0402in" style:contextual-spacing="false"/>
      <style:text-properties style:font-name="Liberation Mono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860. Lemonade Change</text:h>
      <text:p text:style-name="P4">At a lemonade stand, each lemonade costs <text:span text:style-name="Source_20_Text"><text:span text:style-name="T2">$5</text:span></text:span>. Customers are standing in a queue to buy from you and order one at a time (in the order specified by bills). Each customer will only buy one lemonade and pay with either a <text:span text:style-name="Source_20_Text"><text:span text:style-name="T2">$5</text:span></text:span>, <text:span text:style-name="Source_20_Text"><text:span text:style-name="T2">$10</text:span></text:span>, or <text:span text:style-name="Source_20_Text"><text:span text:style-name="T2">$20</text:span></text:span> bill. You must provide the correct change to each customer so that the net transaction is that the customer pays <text:span text:style-name="Source_20_Text"><text:span text:style-name="T2">$5</text:span></text:span>.</text:p>
      <text:p text:style-name="P4">Note that you do not have any change in hand at first.</text:p>
      <text:p text:style-name="P4">Given an integer array <text:span text:style-name="Source_20_Text"><text:span text:style-name="T2">bills</text:span></text:span> where <text:span text:style-name="Source_20_Text"><text:span text:style-name="T2">bills[i]</text:span></text:span> is the bill the <text:span text:style-name="Source_20_Text"><text:span text:style-name="T2">i</text:span></text:span><text:span text:style-name="Source_20_Text"><text:span text:style-name="T1">th</text:span></text:span> customer pays, return <text:span text:style-name="Source_20_Text"><text:span text:style-name="T2">true</text:span></text:span> <text:span text:style-name="Emphasis"><text:span text:style-name="T1">if you can provide every customer with the correct change, or</text:span></text:span> <text:span text:style-name="Source_20_Text"><text:span text:style-name="T2">false</text:span></text:span> <text:span text:style-name="Emphasis"><text:span text:style-name="T1">otherwise</text:span></text:span>.</text:p>
      <text:p text:style-name="P4"> </text:p>
      <text:p text:style-name="P4"><text:span text:style-name="Strong_20_Emphasis"><text:span text:style-name="T1">Example 1:</text:span></text:span></text:p>
      <text:p text:style-name="P3"><text:span text:style-name="Strong_20_Emphasis"><text:span text:style-name="T1">Input:</text:span></text:span> bills = [5,5,5,10,20]</text:p>
      <text:p text:style-name="P3"><text:span text:style-name="Strong_20_Emphasis"><text:span text:style-name="T1">Output:</text:span></text:span> true</text:p>
      <text:p text:style-name="P3"><text:span text:style-name="Strong_20_Emphasis"><text:span text:style-name="T1">Explanation:</text:span></text:span> </text:p>
      <text:p text:style-name="P3">From the first 3 customers, we collect three $5 bills in order.</text:p>
      <text:p text:style-name="P3">From the fourth customer, we collect a $10 bill and give back a $5.</text:p>
      <text:p text:style-name="P3">From the fifth customer, we give a $10 bill and a $5 bill.</text:p>
      <text:p text:style-name="P2">Since all customers got correct change, we output true.</text:p>
      <text:p text:style-name="P4"><text:span text:style-name="Strong_20_Emphasis"><text:span text:style-name="T1">Example 2:</text:span></text:span></text:p>
      <text:p text:style-name="P3"><text:span text:style-name="Strong_20_Emphasis"><text:span text:style-name="T1">Input:</text:span></text:span> bills = [5,5,10,10,20]</text:p>
      <text:p text:style-name="P3"><text:span text:style-name="Strong_20_Emphasis"><text:span text:style-name="T1">Output:</text:span></text:span> false</text:p>
      <text:p text:style-name="P3"><text:span text:style-name="Strong_20_Emphasis"><text:span text:style-name="T1">Explanation:</text:span></text:span> </text:p>
      <text:p text:style-name="P3">From the first two customers in order, we collect two $5 bills.</text:p>
      <text:p text:style-name="P3">For the next two customers in order, we collect a $10 bill and give back a $5 bill.</text:p>
      <text:p text:style-name="P3">For the last customer, we can not give the change of $15 back because we only have two $10 bills.</text:p>
      <text:p text:style-name="P2">Since not every customer received the correct change, the answer is false.</text:p>
      <text:p text:style-name="P4"> </text:p>
      <text:p text:style-name="P4"><text:span text:style-name="Strong_20_Emphasis"><text:span text:style-name="T1">Constraints:</text:span></text:span></text:p>
      <text:list xml:id="list3928655111" text:style-name="L1">
        <text:list-item>
          <text:p text:style-name="P5"><text:span text:style-name="Source_20_Text"><text:span text:style-name="T2">1 &lt;= bills.length &lt;= 10</text:span></text:span><text:span text:style-name="Source_20_Text"><text:span text:style-name="T1">5</text:span></text:span></text:p>
        </text:list-item>
        <text:list-item>
          <text:p text:style-name="P6"><text:span text:style-name="Source_20_Text"><text:span text:style-name="T2">bills[i]</text:span></text:span> is either <text:span text:style-name="Source_20_Text"><text:span text:style-name="T2">5</text:span></text:span>, <text:span text:style-name="Source_20_Text"><text:span text:style-name="T2">10</text:span></text:span>, or <text:span text:style-name="Source_20_Text"><text:span text:style-name="T2">20</text:span></text:span>.</text:p>
        </text:list-item>
      </text:list>
      <text:p text:style-name="Text_20_body"/>
      <text:h text:style-name="P1" text:outline-level="1">860. Lemonade Change</text:h>
      <text:p text:style-name="P7">/*</text:p>
      <text:p text:style-name="P7"><text:s text:c="4"/>Greedy</text:p>
      <text:p text:style-name="P7"><text:s text:c="4"/>Time complexity: o(n)</text:p>
      <text:p text:style-name="P7"><text:s text:c="4"/>Space complexity: O(1)</text:p>
      <text:p text:style-name="P7">*/</text:p>
      <text:p text:style-name="P7">class Solution {</text:p>
      <text:p text:style-name="P7">public:</text:p>
      <text:p text:style-name="P7"><text:s text:c="4"/>bool lemonadeChange(vector&lt;int&gt;&amp; bills) {</text:p>
      <text:p text:style-name="P7"><text:s text:c="8"/>if(bills[0]!=5) return false;</text:p>
      <text:p text:style-name="P7"/>
      <text:p text:style-name="P7"><text:s text:c="8"/>int five=1;</text:p>
      <text:p text:style-name="P7"><text:s text:c="8"/>int ten=0;</text:p>
      <text:p text:style-name="P7"/>
      <text:p text:style-name="P7"><text:s text:c="8"/>int n=bills.size();</text:p>
      <text:p text:style-name="P7"><text:s text:c="8"/>for(int i=1;i&lt;n;++i){</text:p>
      <text:p text:style-name="P7"><text:s text:c="12"/>int bill=bills[i];</text:p>
      <text:p text:style-name="P7"><text:s text:c="12"/>if(bill==5) five++;</text:p>
      <text:p text:style-name="P7"><text:s text:c="12"/>else if(bill==10) ten++;</text:p>
      <text:p text:style-name="P7"><text:s text:c="12"/>int change=bill-5;</text:p>
      <text:p text:style-name="P7"><text:s text:c="12"/>if(change==5){</text:p>
      <text:p text:style-name="P7"><text:s text:c="16"/>if(five&lt;1) return false;</text:p>
      <text:p text:style-name="P7"><text:s text:c="16"/>five--;</text:p>
      <text:p text:style-name="P7"><text:s text:c="12"/>} </text:p>
      <text:p text:style-name="P7"><text:s text:c="12"/>if(change==15){</text:p>
      <text:p text:style-name="P7"><text:s text:c="16"/>if(five&lt;3 &amp;&amp; (ten&lt;1 || five&lt;1)) return false;</text:p>
      <text:p text:style-name="P7"/>
      <text:p text:style-name="P7"><text:s text:c="16"/>if(ten&gt;=1 &amp;&amp; five&gt;=1) ten--,five--;</text:p>
      <text:p text:style-name="P7"><text:s text:c="16"/>else if(five&gt;=3) five-=3;</text:p>
      <text:p text:style-name="P7"><text:s text:c="12"/>}</text:p>
      <text:p text:style-name="P7"><text:s text:c="8"/>}</text:p>
      <text:p text:style-name="P7"><text:s text:c="8"/>return true;</text:p>
      <text:p text:style-name="P7"><text:s text:c="4"/>}</text:p>
      <text:p text:style-name="P7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8:40:08.686138495</meta:creation-date>
    <dc:date>2024-08-15T08:43:16.330199259</dc:date>
    <meta:editing-duration>PT3M8S</meta:editing-duration>
    <meta:editing-cycles>1</meta:editing-cycles>
    <meta:document-statistic meta:table-count="0" meta:image-count="0" meta:object-count="0" meta:page-count="2" meta:paragraph-count="57" meta:word-count="325" meta:character-count="2096" meta:non-whitespace-character-count="1573"/>
    <meta:generator>LibreOffice/7.3.7.2$Linux_X86_64 LibreOffice_project/30$Build-2</meta:generator>
  </office:meta>
</office:document-meta>
</file>